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7.705cm" fo:margin-left="0.328cm" fo:margin-right="8.968cm" table:align="margins" style:shadow="none"/>
    </style:style>
    <style:style style:name="表格1.A" style:family="table-column">
      <style:table-column-properties style:column-width="7.705cm" style:rel-column-width="436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7.511cm" table:align="margins"/>
    </style:style>
    <style:style style:name="表格2.A" style:family="table-column">
      <style:table-column-properties style:column-width="2.409cm" style:rel-column-width="1524*"/>
    </style:style>
    <style:style style:name="表格2.B" style:family="table-column">
      <style:table-column-properties style:column-width="5.101cm" style:rel-column-width="322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1">公司名称：</text:p>
                </table:table-cell>
                <table:table-cell table:style-name="表格2.B1" office:value-type="string">
                  <text:p text:style-name="P5">高喜电路</text:p>
                </table:table-cell>
              </table:table-row>
              <table:table-row>
                <table:table-cell table:style-name="表格2.A2" office:value-type="string">
                  <text:p text:style-name="P1">计划号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数量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文件名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周期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4:40:59.46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7" meta:word-count="11" meta:character-count="48"/>
  </office:meta>
</office:document-meta>
</file>